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FilenameViewControllerTests.settingSuffixToNullCausesEmptyStringToBe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lFilenameViewControllerTests.multiLevelWithMapping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FilenameViewControllerTests.withPlainFilename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FilenameViewControllerTests.pathPatternsArg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FilenameViewControllerTests.withContextMapping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FilenameViewControllerTests.multiLevel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FilenameViewControllerTests.withPrefixAndSuffix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FilenameViewControllerTests.withSuffix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FilenameViewControllerTests.multiLevelMappingWithFallback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FilenameViewControllerTests.withFilenameAndMatrixVariables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FilenameViewControllerTests.exposePathInMapping( MockHttpServletRequest request ,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FilenameViewControllerTests.withFilenamePlusExtension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FilenameViewControllerTests.withFlashAttributes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FilenameViewControllerTests.withPrefix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lFilenameViewControllerTests.nestedPathisUsedAsViewName_InBreakingChangeFromSpring12Line( Function &lt; String , MockHttpServletRequest &gt; request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FilenameViewControllerTests.settingPrefixToNullCausesEmptyStringToBeU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